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メイリオ" svg:font-family="メイリオ" style:font-family-generic="swiss"/>
    <style:font-face style:name="メイリオ1" svg:font-family="メイリオ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メイリオ2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1.191cm" style:rel-column-width="4589*"/>
    </style:style>
    <style:style style:name="表3.B" style:family="table-column">
      <style:table-column-properties style:column-width="3.771cm" style:rel-column-width="14537*"/>
    </style:style>
    <style:style style:name="表3.C" style:family="table-column">
      <style:table-column-properties style:column-width="12.039cm" style:rel-column-width="46409*"/>
    </style:style>
    <style:style style:name="表3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3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.C1" style:family="table-cell">
      <style:table-cell-properties fo:padding="0.097cm" fo:border="0.002cm solid #000000"/>
    </style:style>
    <style:style style:name="表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3.B2" style:family="table-cell">
      <style:table-cell-properties fo:padding="0.097cm" fo:border-left="0.002cm solid #000000" fo:border-right="none" fo:border-top="none" fo:border-bottom="0.002cm solid #000000"/>
    </style:style>
    <style:style style:name="表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 style:writing-mode="lr-tb"/>
    </style:style>
    <style:style style:name="表2.A" style:family="table-column">
      <style:table-column-properties style:column-width="1.014cm" style:rel-column-width="3909*"/>
    </style:style>
    <style:style style:name="表2.B" style:family="table-column">
      <style:table-column-properties style:column-width="10.319cm" style:rel-column-width="39777*"/>
    </style:style>
    <style:style style:name="表2.C" style:family="table-column">
      <style:table-column-properties style:column-width="5.667cm" style:rel-column-width="21849*"/>
    </style:style>
    <style:style style:name="表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.C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none" fo:border-top="none" fo:border-bottom="0.002cm solid #000000"/>
    </style:style>
    <style:style style:name="表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 style:writing-mode="lr-tb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style:width="17cm" table:align="margins" style:writing-mode="lr-tb"/>
    </style:style>
    <style:style style:name="表4.A" style:family="table-column">
      <style:table-column-properties style:column-width="17cm" style:rel-column-width="65535*"/>
    </style:style>
    <style:style style:name="表4.A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margin-left="0cm" fo:margin-right="0cm" fo:line-height="100%" fo:text-indent="0cm" style:auto-text-indent="false"/>
      <style:text-properties style:font-name="メイリオ1" fo:font-size="13pt" style:font-name-asian="メイリオ1" style:font-size-asian="14pt" style:font-size-complex="14pt"/>
    </style:style>
    <style:style style:name="P2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84d1" style:text-line-through-style="none" style:font-name="メイリオ1" fo:font-size="26pt" fo:font-style="normal" style:text-underline-style="none" fo:font-weight="bold" style:text-blinking="false" fo:background-color="#ffff00" style:font-name-asian="メイリオ1" style:font-size-asian="26pt" style:language-asian="ja" style:country-asian="JP" style:font-weight-asian="bold" style:font-size-complex="26pt" style:font-weight-complex="bold"/>
    </style:style>
    <style:style style:name="P3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3pt" fo:font-style="normal" style:text-underline-style="none" fo:font-weight="normal" style:text-blinking="false" fo:background-color="transparent" style:font-name-asian="メイリオ1" style:font-size-asian="13pt" style:language-asian="ja" style:country-asian="JP" style:font-size-complex="13pt"/>
    </style:style>
    <style:style style:name="P4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5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5pt" fo:font-style="normal" style:text-underline-style="none" fo:font-weight="normal" style:text-blinking="false" fo:background-color="transparent" style:font-name-asian="メイリオ1" style:font-size-asian="15pt" style:language-asian="ja" style:country-asian="JP" style:font-size-complex="15pt"/>
    </style:style>
    <style:style style:name="P6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5pt" fo:font-style="normal" style:text-underline-style="none" fo:font-weight="normal" style:text-blinking="false" fo:background-color="transparent" style:font-name-asian="メイリオ1" style:font-size-asian="15pt" style:font-size-complex="15pt"/>
    </style:style>
    <style:style style:name="P7" style:family="paragraph" style:parent-style-name="Text_20_body">
      <style:paragraph-properties fo:margin-left="0cm" fo:margin-right="0cm" fo:margin-top="0cm" fo:margin-bottom="0cm" fo:line-height="100%" fo:text-indent="0cm" style:auto-text-indent="false" fo:padding="0.074cm" fo:border-left="none" fo:border-right="none" fo:border-top="none" fo:border-bottom="0.002cm solid #000000" style:writing-mode="lr-tb" style:join-border="false"/>
      <style:text-properties fo:font-variant="normal" fo:text-transform="none" fo:color="#000000" style:text-line-through-style="none" style:font-name="メイリオ1" fo:font-size="13pt" fo:font-style="normal" style:text-underline-style="none" fo:font-weight="normal" style:text-blinking="false" fo:background-color="transparent" style:font-name-asian="メイリオ1" style:font-size-asian="13pt" style:language-asian="ja" style:country-asian="JP" style:font-size-complex="13pt"/>
    </style:style>
    <style:style style:name="P8" style:family="paragraph" style:parent-style-name="Text_20_body">
      <style:paragraph-properties fo:margin-left="0cm" fo:margin-right="0cm" fo:margin-top="0cm" fo:margin-bottom="0cm" fo:line-height="100%" fo:text-indent="0cm" style:auto-text-indent="false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メイリオ1" fo:font-size="13pt" fo:font-style="italic" style:text-underline-style="none" fo:font-weight="bold" style:text-blinking="false" fo:background-color="#ffcc00" style:font-name-asian="メイリオ1" style:font-size-asian="14pt" style:language-asian="ja" style:country-asian="JP" style:font-style-asian="italic" style:font-weight-asian="bold" style:font-size-complex="14pt" style:font-style-complex="italic" style:font-weight-complex="bold"/>
    </style:style>
    <style:style style:name="P9" style:family="paragraph" style:parent-style-name="Text_20_body">
      <style:paragraph-properties fo:margin-left="0cm" fo:margin-right="0cm" fo:margin-top="0cm" fo:margin-bottom="0cm" fo:line-height="100%" fo:text-indent="0cm" style:auto-text-indent="false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メイリオ1" fo:font-size="12pt" fo:font-style="normal" style:text-underline-style="none" fo:font-weight="normal" style:text-blinking="false" fo:background-color="transparent" style:font-name-asian="メイリオ1" style:font-size-asian="13pt" style:language-asian="ja" style:country-asian="JP" style:font-style-asian="italic" style:font-weight-asian="bold" style:font-size-complex="13pt" style:font-style-complex="italic" style:font-weight-complex="bold"/>
    </style:style>
    <style:style style:name="P10" style:family="paragraph" style:parent-style-name="Text_20_body">
      <style:paragraph-properties fo:margin-left="0cm" fo:margin-right="0cm" fo:line-height="100%" fo:text-indent="0cm" style:auto-text-indent="false"/>
      <style:text-properties style:font-name="メイリオ1" fo:font-size="15pt" fo:font-weight="normal" style:font-name-asian="メイリオ1" style:font-size-asian="15pt" style:font-size-complex="15pt"/>
    </style:style>
    <style:style style:name="P11" style:family="paragraph" style:parent-style-name="Text_20_body">
      <style:paragraph-properties fo:margin-left="0cm" fo:margin-right="0cm" fo:line-height="100%" fo:text-indent="0cm" style:auto-text-indent="false"/>
      <style:text-properties fo:font-variant="normal" fo:text-transform="none" fo:color="#000000" style:text-line-through-style="none" style:font-name="メイリオ1" fo:font-size="15pt" fo:font-style="normal" style:text-underline-style="none" fo:font-weight="normal" style:text-blinking="false" fo:background-color="transparent" style:font-name-asian="メイリオ1" style:font-size-asian="15pt" style:language-asian="ja" style:country-asian="JP" style:font-size-complex="15pt"/>
    </style:style>
    <style:style style:name="P12" style:family="paragraph" style:parent-style-name="Text_20_body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13" style:family="paragraph" style:parent-style-name="Table_20_Contents">
      <style:text-properties style:font-name="メイリオ1" fo:font-size="13pt" style:font-name-asian="メイリオ1" style:font-size-asian="13pt" style:font-size-complex="13pt"/>
    </style:style>
    <style:style style:name="P14" style:family="paragraph" style:parent-style-name="Table_20_Contents">
      <style:text-properties style:font-name="メイリオ1" fo:font-size="14pt" style:font-name-asian="メイリオ1" style:font-size-asian="14pt" style:font-size-complex="14pt"/>
    </style:style>
    <style:style style:name="P15" style:family="paragraph" style:parent-style-name="Text_20_body" style:list-style-name="L1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16" style:family="paragraph" style:parent-style-name="Text_20_body" style:list-style-name="L2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17" style:family="paragraph" style:parent-style-name="Text_20_body" style:list-style-name="L4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18" style:family="paragraph" style:parent-style-name="Text_20_body" style:list-style-name="L5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19" style:family="paragraph" style:parent-style-name="Text_20_body" style:list-style-name="L7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20" style:family="paragraph" style:parent-style-name="Text_20_body" style:list-style-name="L8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21" style:family="paragraph" style:parent-style-name="Text_20_body" style:list-style-name="L9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22" style:family="paragraph" style:parent-style-name="Text_20_body" style:list-style-name="L10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23" style:family="paragraph" style:parent-style-name="Text_20_body" style:list-style-name="L11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24" style:family="paragraph" style:parent-style-name="Text_20_body" style:list-style-name="L12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25" style:family="paragraph" style:parent-style-name="Text_20_body" style:list-style-name="L13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26" style:family="paragraph" style:parent-style-name="Text_20_body" style:list-style-name="L14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27" style:family="paragraph" style:parent-style-name="Text_20_body" style:list-style-name="L15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28" style:family="paragraph" style:parent-style-name="Text_20_body" style:list-style-name="L17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29" style:family="paragraph" style:parent-style-name="Text_20_body" style:list-style-name="L18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30" style:family="paragraph" style:parent-style-name="Text_20_body" style:list-style-name="L23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31" style:family="paragraph" style:parent-style-name="Text_20_body" style:list-style-name="L19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32" style:family="paragraph" style:parent-style-name="Text_20_body" style:list-style-name="L26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33" style:family="paragraph" style:parent-style-name="Text_20_body" style:list-style-name="L4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language-asian="ja" style:country-asian="JP" style:font-size-complex="14pt"/>
    </style:style>
    <style:style style:name="P34" style:family="paragraph" style:parent-style-name="Text_20_body" style:list-style-name="L9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language-asian="ja" style:country-asian="JP" style:font-size-complex="14pt"/>
    </style:style>
    <style:style style:name="P35" style:family="paragraph" style:parent-style-name="Text_20_body" style:list-style-name="L10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language-asian="ja" style:country-asian="JP" style:font-size-complex="14pt"/>
    </style:style>
    <style:style style:name="P36" style:family="paragraph" style:parent-style-name="Text_20_body" style:list-style-name="L11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language-asian="ja" style:country-asian="JP" style:font-size-complex="14pt"/>
    </style:style>
    <style:style style:name="P37" style:family="paragraph" style:parent-style-name="Text_20_body" style:list-style-name="L5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3pt" fo:font-style="normal" style:text-underline-style="none" fo:font-weight="normal" style:text-blinking="false" fo:background-color="transparent" style:font-name-asian="メイリオ1" style:font-size-asian="13pt" style:language-asian="ja" style:country-asian="JP" style:font-size-complex="13pt"/>
    </style:style>
    <style:style style:name="P38" style:family="paragraph" style:parent-style-name="Text_20_body" style:list-style-name="L7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3pt" fo:font-style="normal" style:text-underline-style="none" fo:font-weight="normal" style:text-blinking="false" fo:background-color="transparent" style:font-name-asian="メイリオ1" style:font-size-asian="13pt" style:language-asian="ja" style:country-asian="JP" style:font-size-complex="13pt"/>
    </style:style>
    <style:style style:name="P39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40" style:family="paragraph" style:parent-style-name="Text_20_body" style:list-style-name="L3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41" style:family="paragraph" style:parent-style-name="Text_20_body" style:list-style-name="L6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42" style:family="paragraph" style:parent-style-name="Text_20_body" style:list-style-name="L16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43" style:family="paragraph" style:parent-style-name="Text_20_body" style:list-style-name="L20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44" style:family="paragraph" style:parent-style-name="Text_20_body" style:list-style-name="L21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45" style:family="paragraph" style:parent-style-name="Text_20_body" style:list-style-name="L22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46" style:family="paragraph" style:parent-style-name="Text_20_body" style:list-style-name="L24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47" style:family="paragraph" style:parent-style-name="Text_20_body" style:list-style-name="L25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48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3pt" fo:font-style="normal" style:text-underline-style="none" fo:font-weight="normal" style:text-blinking="false" fo:background-color="transparent" style:font-name-asian="メイリオ1" style:font-size-asian="13pt" style:language-asian="ja" style:country-asian="JP" style:font-size-complex="13pt"/>
    </style:style>
    <style:style style:name="P49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5pt" fo:font-style="normal" style:text-underline-style="none" fo:font-weight="normal" style:text-blinking="false" fo:background-color="transparent" style:font-name-asian="メイリオ1" style:font-size-asian="15pt" style:language-asian="ja" style:country-asian="JP" style:font-size-complex="15pt"/>
    </style:style>
    <style:style style:name="P50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84d1" style:text-line-through-style="none" style:font-name="メイリオ1" fo:font-size="26pt" fo:font-style="normal" style:text-underline-style="none" fo:font-weight="bold" style:text-blinking="false" fo:background-color="#ffff00" style:font-name-asian="メイリオ1" style:font-size-asian="26pt" style:language-asian="ja" style:country-asian="JP" style:font-weight-asian="bold" style:font-size-complex="26pt" style:font-weight-complex="bold"/>
    </style:style>
    <style:style style:name="P51" style:family="paragraph" style:parent-style-name="Text_20_body">
      <style:paragraph-properties fo:margin-left="0cm" fo:margin-right="0cm" fo:margin-top="0cm" fo:margin-bottom="0cm" fo:line-height="100%" fo:text-indent="0cm" style:auto-text-indent="false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メイリオ1" fo:font-size="13pt" fo:font-style="italic" style:text-underline-style="none" fo:font-weight="bold" style:text-blinking="false" fo:background-color="#ffcc00" style:font-name-asian="メイリオ1" style:font-size-asian="14pt" style:language-asian="ja" style:country-asian="JP" style:font-style-asian="italic" style:font-weight-asian="bold" style:font-size-complex="14pt" style:font-style-complex="italic" style:font-weight-complex="bold"/>
    </style:style>
    <style:style style:name="P52" style:family="paragraph" style:parent-style-name="Text_20_body">
      <style:paragraph-properties fo:margin-left="0cm" fo:margin-right="0cm" fo:line-height="100%" fo:text-indent="0cm" style:auto-text-indent="false"/>
      <style:text-properties style:font-name="メイリオ1" fo:font-size="15pt" fo:font-weight="normal" style:font-name-asian="メイリオ1" style:font-size-asian="15pt" style:font-size-complex="15pt"/>
    </style:style>
    <style:style style:name="P53" style:family="paragraph" style:parent-style-name="Standard" style:list-style-name="L7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54" style:family="paragraph" style:parent-style-name="Table_20_Contents">
      <style:text-properties style:font-name="メイリオ1" fo:font-size="13pt" style:font-name-asian="メイリオ1" style:font-size-asian="13pt" style:font-size-complex="13pt"/>
    </style:style>
    <style:style style:name="P55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ize="13pt" fo:font-style="italic" fo:font-weight="bold" fo:background-color="#ffcc00" style:font-style-asian="italic" style:font-weight-asian="bold" style:font-style-complex="italic" style:font-weight-complex="bold"/>
    </style:style>
    <style:style style:name="T2" style:family="text">
      <style:text-properties fo:font-size="13pt" fo:font-style="italic" fo:font-weight="bold" fo:background-color="#ffcc00" style:language-asian="ja" style:country-asian="JP" style:font-style-asian="italic" style:font-weight-asian="bold" style:font-style-complex="italic" style:font-weight-complex="bold"/>
    </style:style>
    <style:style style:name="T3" style:family="text">
      <style:text-properties fo:font-size="13pt" style:font-size-asian="13pt" style:language-asian="ja" style:country-asian="JP" style:font-size-complex="13pt"/>
    </style:style>
    <style:style style:name="T4" style:family="text">
      <style:text-properties fo:color="#ff0000" fo:font-size="15pt" fo:background-color="#f4cccc"/>
    </style:style>
    <style:style style:name="T5" style:family="text">
      <style:text-properties fo:background-color="#ccff66"/>
    </style:style>
    <style:style style:name="T6" style:family="text">
      <style:text-properties style:language-asian="ja" style:country-asian="JP"/>
    </style:style>
    <style:style style:name="T7" style:family="text">
      <style:text-properties style:use-window-font-color="true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 text:start-value="8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3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able:table table:name="表4" table:style-name="表4">
        <table:table-column table:style-name="表4.A"/>
        <table:table-row>
          <table:table-cell table:style-name="表4.A1" office:value-type="string">
            <text:p text:style-name="P13"><text:a xlink:type="simple" xlink:href="http://benfranklin.chips.jp/cake_apps/Cake_IFM11/images/index_2?filter_memo=37%2323&amp;sort=file_name&amp;direction=desc&amp;RBs_AND_OR_Memo=AND" text:style-name="Internet_20_link" text:visited-style-name="Visited_20_Internet_20_Link">http://benfranklin.chips.jp/cake_apps/Cake_IFM11/images/index_2?filter_memo=37%2323&amp;sort=file_name&amp;direction=desc&amp;RBs_AND_OR_Memo=AND</text:a></text:p>
          </table:table-cell>
        </table:table-row>
        <table:table-row>
          <table:table-cell table:style-name="表4.A2" office:value-type="string">
            <text:p text:style-name="P13"/>
          </table:table-cell>
        </table:table-row>
        <table:table-row>
          <table:table-cell table:style-name="表4.A2" office:value-type="string">
            <text:p text:style-name="P13"/>
          </table:table-cell>
        </table:table-row>
      </table:table>
      <text:p text:style-name="P3"/>
      <text:p text:style-name="P3">------------------------------------------</text:p>
      <text:p text:style-name="P3">2020年4月19日14:25:13</text:p>
      <text:p text:style-name="P3"/>
      <text:p text:style-name="P3"><text:tab/>search</text:p>
      <text:p text:style-name="P3"><text:tab/><text:tab/>https://www.scientificamerican.com/article/splitting-carbon-dioxide/</text:p>
      <text:p text:style-name="P3"><text:tab/><text:tab/>https://www.quora.com/How-can-carbon-dioxide-be-split-into-carbon-and-oxygen?share=1</text:p>
      <text:p text:style-name="P3"><text:tab/><text:tab/></text:p>
      <text:p text:style-name="P3"><text:tab/></text:p>
      <text:p text:style-name="P3"><text:tab/>next</text:p>
      <text:p text:style-name="P3"><text:tab/><text:tab/>read : 20200419_143113 (bookmark, Tor : "JVE_37#23_co2 / 20200419_143236")</text:p>
      <text:p text:style-name="P3"/>
      <text:p text:style-name="P3"/>
      <text:p text:style-name="P3">------------------------------------------</text:p>
      <text:p text:style-name="P3">2020年4月19日16:04:33</text:p>
      <text:p text:style-name="P3"/>
      <text:p text:style-name="P3"><text:tab/>1]</text:p>
      <text:p text:style-name="P3"><text:tab/>read : 20200419_143113 (bookmark, Tor : "JVE_37#23_co2 / 20200419_143236")</text:p>
      <text:p text:style-name="P3"><text:soft-page-break/><text:tab/><text:tab/>https://www.quora.com/How-can-carbon-dioxide-be-split-into-carbon-and-oxygen?share=1<text:tab/>How can carbon dioxide be split into carbon and oxygen? - Quora</text:p>
      <text:p text:style-name="P3"><text:tab/><text:tab/><text:tab/>https://mars.nasa.gov/mars2020/spacecraft/instruments/moxie/</text:p>
      <text:p text:style-name="P3"><text:tab/><text:tab/><text:tab/>Answered Oct 22, 2018<text:tab/>&lt;== lets follow</text:p>
      <text:p text:style-name="P3"><text:tab/><text:tab/><text:tab/>Leah Sweeney, Curious person.<text:tab/>&lt;== lets follow</text:p>
      <text:p text:style-name="P3"><text:tab/><text:tab/><text:tab/></text:p>
      <text:p text:style-name="P3"><text:tab/><text:tab/>&lt;docs&gt;</text:p>
      <text:p text:style-name="P3"><text:tab/><text:tab/>https://www.solarpaces.org/how-desert-solar-can-fuel-centuries-of-air-travel/</text:p>
      <text:p text:style-name="P3"><text:tab/><text:tab/></text:p>
      <text:p text:style-name="P3"><text:tab/>next</text:p>
      <text:p text:style-name="P3"><text:tab/><text:tab/>continue : bookmarks</text:p>
      <text:p text:style-name="P3"><text:tab/><text:tab/>]16:44:20</text:p>
      <text:p text:style-name="P3"/>
      <text:p text:style-name="P3">------------------------------------------</text:p>
      <text:p text:style-name="P3">2020年4月20日11:46:30</text:p>
      <text:p text:style-name="P3"/>
      <text:p text:style-name="P3"><text:tab/>https://www.solarpaces.org/how-desert-solar-can-fuel-centuries-of-air-travel/<text:tab/>:d-1</text:p>
      <text:p text:style-name="P3"><text:tab/><text:tab/>thermal solar reactor<text:tab/>:w</text:p>
      <text:p text:style-name="P3"><text:tab/><text:tab/>https://zh.wikipedia.org/wiki/费托合成#反应机制<text:tab/>:d-2</text:p>
      <text:p text:style-name="P3"><text:tab/><text:tab/>purge gas</text:p>
      <text:p text:style-name="P3"><text:tab/><text:tab/><text:tab/>https://en.wikipedia.org/wiki/Purging_(gas)</text:p>
      <text:p text:style-name="P3"><text:tab/><text:tab/>addendum<text:tab/>:w</text:p>
      <text:p text:style-name="P3"><text:tab/><text:tab/>ceria <text:tab/>:w</text:p>
      <text:p text:style-name="P3"><text:tab/><text:tab/><text:tab/>https://zh.wikipedia.org/wiki/二氧化铈</text:p>
      <text:p text:style-name="P3"><text:soft-page-break/><text:tab/><text:tab/>#1<text:tab/>splitting water and CO2</text:p>
      <text:p text:style-name="P3"><text:tab/><text:tab/></text:p>
      <text:p text:style-name="P3"><text:tab/><text:tab/>next] "Efficiency improvements"</text:p>
      <text:p text:style-name="P3"><text:tab/><text:tab/></text:p>
      <text:p text:style-name="P3"><text:tab/><text:tab/>]12:45:14</text:p>
      <text:p text:style-name="P3"/>
      <text:p text:style-name="P3">------------------------------------------</text:p>
      <text:p text:style-name="P3">2020年4月21日12:18:57</text:p>
      <text:p text:style-name="P3"><text:tab/>https://www.solarpaces.org/how-desert-solar-can-fuel-centuries-of-air-travel/<text:tab/>:d-1</text:p>
      <text:p text:style-name="P3"><text:tab/><text:tab/>#1<text:tab/>"Efficiency improvements"</text:p>
      <text:p text:style-name="P3"><text:tab/><text:tab/>#2<text:tab/>According to the SOLAR-JET</text:p>
      <text:p text:style-name="P3"><text:tab/><text:tab/></text:p>
      <text:p text:style-name="P3"><text:tab/><text:tab/>doc<text:tab/>https://randy.newairplane.com/2011/09/01/all-in-a-days-work/<text:tab/>:d-2</text:p>
      <text:p text:style-name="P3"><text:tab/><text:tab/>https://en.wikipedia.org/wiki/Environmental_impact_of_aviation#CO₂_emissions_per_passenger_kilometre<text:tab/>:d-3</text:p>
      <text:p text:style-name="P3"><text:tab/><text:tab/>https://duckduckgo.com/?q=boeing+777+co2+emission&amp;t=opera&amp;ia=web</text:p>
      <text:p text:style-name="P3"><text:tab/><text:tab/>https://www.carbonindependent.org/22.html<text:tab/>:d-4</text:p>
      <text:p text:style-name="P3"><text:tab/><text:tab/>https://www.icao.int/environmental-protection/CarbonOffset/Pages/default.aspx</text:p>
      <text:p text:style-name="P3"/>
      <text:p text:style-name="P3"/>
      <text:p text:style-name="P3"><text:tab/>next</text:p>
      <text:p text:style-name="P3"><text:tab/><text:tab/>https://duckduckgo.com/?q=mit+split+co2&amp;t=opera&amp;ia=web</text:p>
      <text:p text:style-name="P3"><text:soft-page-break/><text:tab/></text:p>
      <text:p text:style-name="P3"><text:tab/>]13:35:16</text:p>
      <text:p text:style-name="P3"/>
      <text:p text:style-name="P3">------------------------------------------</text:p>
      <text:p text:style-name="P3">2020年4月22日8:39:16</text:p>
      <text:p text:style-name="P3">JVEMV6 37#23_4 / 37. miscs of miscs / 23. CO2</text:p>
      <text:p text:style-name="P3"><text:tab/></text:p>
      <text:p text:style-name="P3"><text:tab/>https://aburano-hanashi.kuni-naka.com/1306<text:tab/>:d-1</text:p>
      <text:p text:style-name="P3"><text:tab/><text:tab/>#1<text:tab/>光合成の明反応によって</text:p>
      <text:p text:style-name="P3"><text:tab/><text:tab/>#2<text:tab/>カルビン回路は、二酸化炭素</text:p>
      <text:p text:style-name="P3"><text:tab/><text:tab/>#3<text:tab/>リン酸イオンはこんな構造式</text:p>
      <text:p text:style-name="P3"><text:tab/><text:tab/>#4<text:tab/>（3PG）になります。</text:p>
      <text:p text:style-name="P3"><text:tab/><text:tab/></text:p>
      <text:p text:style-name="P3"><text:tab/>https://ja.wikipedia.org/wiki/リブロース1,5-ビスリン酸カルボキシラーゼ/オキシゲナーゼ<text:tab/>:d-2</text:p>
      <text:p text:style-name="P3"><text:tab/><text:tab/>#1<text:tab/>が正しい呼称である</text:p>
      <text:p text:style-name="P3"><text:tab/></text:p>
      <text:p text:style-name="P3"><text:tab/>https://de.wikipedia.org/wiki/3-Phosphoglycerinsäure<text:tab/>:d-3</text:p>
      <text:p text:style-name="P3"><text:tab/></text:p>
      <text:p text:style-name="P3"><text:tab/>next</text:p>
      <text:p text:style-name="P3"><text:tab/><text:tab/>https://ja.wikipedia.org/wiki/カルビン回路#カルビン回路の反応</text:p>
      <text:p text:style-name="P3"><text:tab/></text:p>
      <text:p text:style-name="P3"><text:tab/>]10:20:09</text:p>
      <text:p text:style-name="P3"/>
      <text:p text:style-name="P3">------------------------------------------</text:p>
      <text:p text:style-name="P3">2020年4月22日16:35:20</text:p>
      <text:p text:style-name="P3"/>
      <text:p text:style-name="P3"><text:tab/>https://ja.wikipedia.org/wiki/カルビン回路#カルビン回路の反応<text:tab/>:d-<text:soft-page-break/>1</text:p>
      <text:p text:style-name="P3"><text:tab/><text:tab/>#1<text:tab/>1,5-ビスリン酸 (RuBP, C5) +</text:p>
      <text:p text:style-name="P3"><text:tab/># https://ja.wikipedia.org/wiki/グリセリン#生合成と代謝<text:tab/>:d-2</text:p>
      <text:p text:style-name="P3"><text:tab/>https://ja.wikipedia.org/wiki/リブロース-1,5-ビスリン酸<text:tab/>:d-3</text:p>
      <text:p text:style-name="P3"><text:tab/><text:tab/>#1<text:tab/>未知の物質であった</text:p>
      <text:p text:style-name="P3"><text:tab/>https://ko.wikipedia.org/wiki/리불로스_1,5-이중인산<text:tab/>:d-3.1</text:p>
      <text:p text:style-name="P3"><text:tab/>https://zh.wikipedia.org/wiki/1,3-二磷酸甘油酸<text:tab/>:d-4</text:p>
      <text:p text:style-name="P3"><text:tab/><text:tab/>https://de.wikipedia.org/wiki/1,3-Biphosphoglycerinsäure<text:tab/>:d-4.1</text:p>
      <text:p text:style-name="P3"><text:tab/>https://ja.wikipedia.org/wiki/グリセルアルデヒド-3-リン酸<text:tab/>:d-5</text:p>
      <text:p text:style-name="P3"><text:tab/><text:tab/>https://zh.wikipedia.org/wiki/甘油醛3-磷酸<text:tab/>:d-5.1</text:p>
      <text:p text:style-name="P3"><text:tab/><text:tab/></text:p>
      <text:p text:style-name="P3"><text:tab/></text:p>
      <text:p text:style-name="P3"><text:tab/>next</text:p>
      <text:p text:style-name="P3"><text:tab/><text:tab/>https://ja.wikipedia.org/wiki/カルビン回路#カルビン回路の反応</text:p>
      <text:p text:style-name="P3"><text:tab/><text:tab/><text:tab/>"グリセルアルデヒド-3-リン酸 (C3) + セドヘプツロース"</text:p>
      <text:p text:style-name="P3"><text:tab/></text:p>
      <text:p text:style-name="P3"><text:tab/>]17:52:10</text:p>
      <text:p text:style-name="P3"/>
      <text:p text:style-name="P3">------------------------------------------</text:p>
      <text:p text:style-name="P3">2020年4月23日8:59:54</text:p>
      <text:p text:style-name="P3"/>
      <text:p text:style-name="P3"><text:tab/>https://ja.wikipedia.org/wiki/カルビン回路#カルビン回路の反応<text:tab/>:d-1</text:p>
      <text:p text:style-name="P3"><text:tab/><text:tab/>#1<text:tab/>"グリセルアルデヒド-3-リン酸 (C3) + セドヘプツロース"</text:p>
      <text:p text:style-name="P3"><text:tab/><text:tab/>https://de.wikipedia.org/wiki/Sedoheptulose-7-phosphat<text:tab/>:d-1.1</text:p>
      <text:p text:style-name="P3"><text:tab/><text:tab/>https://en.wikipedia.org/wiki/Ribose_5-phosphate<text:tab/>:d-1.2</text:p>
      <text:p text:style-name="P3"><text:soft-page-break/><text:tab/><text:tab/>https://ko.wikipedia.org/wiki/리보스_5-인산<text:tab/>:d-1.3</text:p>
      <text:p text:style-name="P3"><text:tab/><text:tab/>https://ja.wikipedia.org/wiki/キシルロース-5-リン酸<text:tab/>:d-1.4</text:p>
      <text:p text:style-name="P3"><text:tab/><text:tab/>https://de.wikipedia.org/wiki/Xylulose-5-phosphat<text:tab/>:d-1.5</text:p>
      <text:p text:style-name="P3"><text:tab/><text:tab/>https://ja.wikipedia.org/wiki/ジヒドロキシアセトンリン酸<text:tab/>:d-1.6</text:p>
      <text:p text:style-name="P3"><text:tab/><text:tab/>https://en.wikipedia.org/wiki/Dihydroxyacetone_phosphate<text:tab/>:d-1.7</text:p>
      <text:p text:style-name="P3"><text:tab/><text:tab/>https://de.wikipedia.org/wiki/Dihydroxyacetonphosphat<text:tab/>:d-1.8</text:p>
      <text:p text:style-name="P3"><text:tab/><text:tab/>https://de.wikipedia.org/wiki/Fructose-1,6-bisphosphat<text:tab/>:d-1.9</text:p>
      <text:p text:style-name="P3"><text:tab/></text:p>
      <text:p text:style-name="P3"><text:tab/>next</text:p>
      <text:p text:style-name="P3"><text:tab/><text:tab/>https://ja.wikipedia.org/wiki/カルビン回路#カルビン回路の反応</text:p>
      <text:p text:style-name="P3"><text:tab/><text:tab/><text:tab/>#2<text:tab/>グリセルアルデヒド3-リン酸 (C3) + フルクトース</text:p>
      <text:p text:style-name="P3"><text:tab/></text:p>
      <text:p text:style-name="P3"><text:tab/>]9:56:58</text:p>
      <text:p text:style-name="P3"/>
      <text:p text:style-name="P3"/>
      <text:p text:style-name="P3">------------------------------------------</text:p>
      <text:p text:style-name="P3">2020年4月26日10:37:40</text:p>
      <text:p text:style-name="P3"/>
      <text:p text:style-name="P3"><text:tab/>https://ja.wikipedia.org/wiki/カルビン回路#カルビン回路の反応</text:p>
      <text:p text:style-name="P3"><text:tab/><text:tab/>#2<text:tab/>グリセルアルデヒド3-リン酸 (C3) + フルクトース</text:p>
      <text:p text:style-name="P3"><text:tab/><text:tab/></text:p>
      <text:p text:style-name="P3"><text:tab/>next</text:p>
      <text:p text:style-name="P3"><text:tab/><text:tab/>https://de.wikipedia.org/wiki/Calvin-Zyklus (M-1.2)</text:p>
      <text:p text:style-name="P3"/>
      <text:p text:style-name="P3"><text:tab/>]11:13:46</text:p>
      <text:p text:style-name="P3"><text:soft-page-break/></text:p>
      <text:p text:style-name="P3">------------------------------------------</text:p>
      <text:p text:style-name="P3">2020年4月27日10:00:42</text:p>
      <text:p text:style-name="P3"/>
      <text:p text:style-name="P3"><text:tab/>next</text:p>
      <text:p text:style-name="P3"><text:tab/><text:tab/>https://ja.wikipedia.org/wiki/カルビン回路#カルビン回路の反応</text:p>
      <text:p text:style-name="P3"><text:tab/><text:tab/><text:tab/>#3<text:tab/>ジヒドロキシアセトンリン酸もそれを起点に</text:p>
      <text:p text:style-name="P3"/>
      <text:p text:style-name="P3"/>
      <text:p text:style-name="P7"/>
      <text:p text:style-name="P3"/>
      <text:p text:style-name="P2"/>
      <text:p text:style-name="P4"><text:span text:style-name="T1">23_X</text:span>--------------------------------------------------------------------</text:p>
      <text:p text:style-name="P8">res free# JVEMV6 37# 23_9 / 37. miscs / 23. CO2 / 20200428_175747</text:p>
      <text:p text:style-name="P4"/>
      <text:p text:style-name="P4">[do] <text:span text:style-name="T4">#_ </text:span></text:p>
      <text:list xml:id="list4595464056785808088" text:style-name="L1">
        <text:list-item>
          <text:p text:style-name="P15">REVIEW </text:p>
        </text:list-item>
        <text:list-item>
          <text:p text:style-name="P15">TASK-1</text:p>
          <text:list>
            <text:list-item>
              <text:p text:style-name="P15">search : <text:a xlink:type="simple" xlink:href="https://duckduckgo.com/?ia=web" text:style-name="Internet_20_link" text:visited-style-name="Visited_20_Internet_20_Link">https://duckduckgo.com/?ia=web</text:a></text:p>
              <text:list>
                <text:list-item>
                  <text:p text:style-name="P15"><text:span text:style-name="T4">#_ </text:span>“二酸化炭素 固定”</text:p>
                </text:list-item>
                <text:list-item>
                  <text:p text:style-name="P15">“<text:span text:style-name="T6">二酸化炭素 光合成 固定量</text:span>”</text:p>
                  <text:list>
                    <text:list-item>
                      <text:p text:style-name="P15"><text:a xlink:type="simple" xlink:href="https://watashinomori.jp/quiz/quiz_17.html" text:style-name="Internet_20_link" text:visited-style-name="Visited_20_Internet_20_Link">https://watashinomori.jp/quiz/quiz_17.html</text:a><text:tab/>:d-1</text:p>
                      <text:list>
                        <text:list-item>
                          <text:p text:style-name="P15">#1<text:tab/>“14kgです”</text:p>
                        </text:list-item>
                        <text:list-item>
                          <text:p text:style-name="P15">#2<text:tab/>自家用乗用車1台から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5"/>
            </text:list-item>
          </text:list>
        </text:list-item>
      </text:list>
      <text:p text:style-name="P4"><text:soft-page-break/>[next]</text:p>
      <text:list xml:id="list7226025900486763998" text:style-name="L2">
        <text:list-item>
          <text:p text:style-name="P16">TASK : q-1 (37#20_9~.[CO2].ods)</text:p>
        </text:list-item>
      </text:list>
      <text:p text:style-name="P4">[further]</text:p>
      <text:list xml:id="list7409513560460343105" text:style-name="L3">
        <text:list-header>
          <text:p text:style-name="P40"/>
        </text:list-header>
      </text:list>
      <text:p text:style-name="P10"><text:line-break/><text:span text:style-name="T5">[/ XXX] 20200428_181455</text:span></text:p>
      <text:p text:style-name="P10"/>
      <text:p text:style-name="P2"/>
      <text:p text:style-name="P5"/>
      <text:p text:style-name="P4"><text:span text:style-name="T1">23_X</text:span>--------------------------------------------------------------------</text:p>
      <text:p text:style-name="P8">res free# JVEMV6 37# 23_10 / 37. miscs / 23. CO2 / 20200429_133821</text:p>
      <text:p text:style-name="P4"/>
      <text:p text:style-name="P4">[do] <text:span text:style-name="T4">#_ </text:span></text:p>
      <text:list xml:id="list6948075671328963799" text:style-name="L4">
        <text:list-item>
          <text:p text:style-name="P17">REVIEW </text:p>
        </text:list-item>
        <text:list-item>
          <text:p text:style-name="P17">TASK-1 : q-1</text:p>
          <text:list>
            <text:list-item>
              <text:p text:style-name="P17">T-1.1<text:span text:style-name="T6">　</text:span></text:p>
              <text:list>
                <text:list-item>
                  <text:p text:style-name="P17">search : <text:span text:style-name="T6">植林 本数</text:span></text:p>
                </text:list-item>
                <text:list-item>
                  <text:p text:style-name="P17"><text:a xlink:type="simple" xlink:href="http://www.pref.tokushima.jp/_files/00098755/sugihinokinoikurintorinkansaibai.pdf" text:style-name="Internet_20_link" text:visited-style-name="Visited_20_Internet_20_Link">http://www.pref.tokushima.jp/_files/00098755/sugihinokinoikurintorinkansaibai.pdf</text:a><text:span text:style-name="T6"><text:tab/>:d-1</text:span></text:p>
                  <text:list>
                    <text:list-item>
                      <text:p text:style-name="P33">#1<text:tab/>“昭和62年春植における１ha当り植栽本数は”</text:p>
                    </text:list-item>
                    <text:list-item>
                      <text:p text:style-name="P17">==&gt;</text:p>
                    </text:list-item>
                  </text:list>
                </text:list-item>
                <text:list-item>
                  <text:p text:style-name="P17">search : <text:span text:style-name="T6">日本 自動車保有数</text:span> </text:p>
                  <text:list>
                    <text:list-item>
                      <text:p text:style-name="P17"><text:a xlink:type="simple" xlink:href="https://www.airia.or.jp/publish/statistics/number.html" text:style-name="Internet_20_link" text:visited-style-name="Visited_20_Internet_20_Link">https://www.airia.or.jp/publish/statistics/number.html</text:a> <text:tab/>:d-2</text:p>
                      <text:list>
                        <text:list-item>
                          <text:p text:style-name="P17"><text:soft-page-break/>==&gt; 62,134,201</text:p>
                        </text:list-item>
                      </text:list>
                    </text:list-item>
                  </text:list>
                </text:list-item>
                <text:list-item>
                  <text:p text:style-name="P17">search : </text:p>
                  <text:list>
                    <text:list-item>
                      <text:p text:style-name="P17"><text:a xlink:type="simple" xlink:href="https://www.convertworld.com/ja/area/hectare.html" text:style-name="Internet_20_link" text:visited-style-name="Visited_20_Internet_20_Link">https://www.convertworld.com/ja/area/hectare.html</text:a> </text:p>
                    </text:list-item>
                  </text:list>
                </text:list-item>
                <text:list-item>
                  <text:p text:style-name="P17">search </text:p>
                  <text:list>
                    <text:list-item>
                      <text:p text:style-name="P17"><text:a xlink:type="simple" xlink:href="https://duckduckgo.com/?q=日本+森林面積&amp;ia=web" text:style-name="Internet_20_link" text:visited-style-name="Visited_20_Internet_20_Link">https://duckduckgo.com/?q=日本+森林面積&amp;ia=web</text:a></text:p>
                      <text:list>
                        <text:list-item>
                          <text:p text:style-name="P17"><text:a xlink:type="simple" xlink:href="https://www.shinrin-ringyou.com/forest_japan/menseki_japan.php" text:style-name="Internet_20_link" text:visited-style-name="Visited_20_Internet_20_Link">https://www.shinrin-ringyou.com/forest_japan/menseki_japan.php</text:a> :d-3</text:p>
                        </text:list-item>
                      </text:list>
                    </text:list-item>
                  </text:list>
                </text:list-item>
                <text:list-item>
                  <text:p text:style-name="P17">search : “<text:span text:style-name="T6">日本 CO2 内訳</text:span>”</text:p>
                  <text:list>
                    <text:list-item>
                      <text:p text:style-name="P17"><text:a xlink:type="simple" xlink:href="https://www.env.go.jp/earth/ondanka/ghg/2012yoin-2-10.pdf" text:style-name="Internet_20_link" text:visited-style-name="Visited_20_Internet_20_Link">https://www.env.go.jp/earth/ondanka/ghg/2012yoin-2-10.pdf</text:a><text:tab/>:d-4</text:p>
                      <text:list>
                        <text:list-item>
                          <text:p text:style-name="P17">#1<text:tab/>家庭からの排出は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7"/>
        </text:list-item>
      </text:list>
      <text:p text:style-name="P4"/>
      <text:p text:style-name="P4">[next]</text:p>
      <text:list xml:id="list8679736925892454127" text:style-name="L5">
        <text:list-item>
          <text:p text:style-name="P18">TASK : search</text:p>
          <text:list>
            <text:list-item>
              <text:p text:style-name="P37">https://duckduckgo.com/?ia=web<text:tab/>二酸化炭素 固定化</text:p>
            </text:list-item>
          </text:list>
        </text:list-item>
      </text:list>
      <text:p text:style-name="P4">[further]</text:p>
      <text:list xml:id="list2103268477331654514" text:style-name="L6">
        <text:list-item>
          <text:p text:style-name="P41"/>
        </text:list-item>
      </text:list>
      <text:p text:style-name="P10"><text:line-break/><text:span text:style-name="T5">[/ XXX] 20200429_142524</text:span></text:p>
      <text:p text:style-name="P10"/>
      <text:p text:style-name="P2"/>
      <text:p text:style-name="P5"/>
      <text:p text:style-name="P4"><text:span text:style-name="T1">23_X</text:span>--------------------------------------------------------------------</text:p>
      <text:p text:style-name="P8">res free# JVEMV6 37# 23_11 / 37. miscs / 23. CO2 / <text:soft-page-break/>20200430_160207</text:p>
      <text:p text:style-name="P4"/>
      <text:p text:style-name="P4">[do] <text:span text:style-name="T4">#_ </text:span></text:p>
      <text:list xml:id="list1702285111059766558" text:style-name="L7">
        <text:list-item>
          <text:p text:style-name="P19">REVIEW </text:p>
        </text:list-item>
        <text:list-item>
          <text:p text:style-name="P19">TASK-1 : q-3</text:p>
          <text:list>
            <text:list-item>
              <text:list>
                <text:list-item>
                  <text:p text:style-name="P53">search</text:p>
                  <text:list>
                    <text:list-item>
                      <text:p text:style-name="P38"><text:a xlink:type="simple" xlink:href="https://duckduckgo.com/?ia=web" text:style-name="Internet_20_link" text:visited-style-name="Visited_20_Internet_20_Link">https://duckduckgo.com/?ia=web</text:a><text:tab/>二酸化炭素 固定化</text:p>
                    </text:list-item>
                  </text:list>
                </text:list-item>
              </text:list>
            </text:list-item>
            <text:list-item>
              <text:p text:style-name="P19">T-1.1 : tech-1</text:p>
              <text:list>
                <text:list-item>
                  <text:p text:style-name="P19"><text:a xlink:type="simple" xlink:href="http://tenbou.nies.go.jp/science/description/detail.php?id=26" text:style-name="Internet_20_link" text:visited-style-name="Visited_20_Internet_20_Link">http://tenbou.nies.go.jp/science/description/detail.php?id=26</text:a><text:tab/>:d-1</text:p>
                  <text:list>
                    <text:list-item>
                      <text:p text:style-name="P19">#1<text:tab/>日本では、2007年度の</text:p>
                    </text:list-item>
                    <text:list-item>
                      <text:p text:style-name="P19">&lt;FACTS&gt;</text:p>
                    </text:list-item>
                  </text:list>
                </text:list-item>
              </text:list>
            </text:list-item>
          </text:list>
        </text:list-item>
      </text:list>
      <table:table table:name="表3" table:style-name="表3">
        <table:table-column table:style-name="表3.A"/>
        <table:table-column table:style-name="表3.B"/>
        <table:table-column table:style-name="表3.C"/>
        <table:table-row>
          <table:table-cell table:style-name="表3.A1" office:value-type="float" office:value="1">
            <text:p text:style-name="P14">1</text:p>
          </table:table-cell>
          <table:table-cell table:style-name="表3.B1" office:value-type="string">
            <text:list xml:id="list1015782218783340048" text:style-name="L8">
              <text:list-item>
                <text:list>
                  <text:list-item>
                    <text:p text:style-name="P20">%</text:p>
                  </text:list-item>
                </text:list>
              </text:list-item>
            </text:list>
            <text:p text:style-name="P12"/>
          </table:table-cell>
          <table:table-cell table:style-name="表3.C1" office:value-type="string">
            <text:p text:style-name="P12"><text:span text:style-name="T6">エネルギー産業における、温暖化ガスの排出量（CO2換算量、重量ベース、2018年）</text:span><text:span text:style-name="T6"><text:note text:id="ftn1" text:note-class="footnote"><text:note-citation>1</text:note-citation><text:note-body><text:p text:style-name="Footnote">37#23_11.[CO2].ods / sheet : 1 (C:\WORKS_2\WS\WS_Others.JVEMV6\JVEMV6\37_miscs\23_CO2)</text:p></text:note-body></text:note></text:span></text:p>
          </table:table-cell>
        </table:table-row>
        <table:table-row>
          <table:table-cell table:style-name="表3.A2" office:value-type="float" office:value="2">
            <text:p text:style-name="P14">2</text:p>
          </table:table-cell>
          <table:table-cell table:style-name="表3.B2" office:value-type="string">
            <text:p text:style-name="P14"><text:s/>+34.8 % </text:p>
            <text:p text:style-name="P14"/>
          </table:table-cell>
          <table:table-cell table:style-name="表3.C2" office:value-type="string">
            <text:p text:style-name="P14">1990<text:span text:style-name="T6">から2010の間における、家庭部門からの温暖化ガス排出量。の、増加幅。</text:span></text:p>
          </table:table-cell>
        </table:table-row>
        <table:table-row>
          <table:table-cell table:style-name="表3.A2" office:value-type="float" office:value="3">
            <text:p text:style-name="P14">3</text:p>
          </table:table-cell>
          <table:table-cell table:style-name="表3.B2" office:value-type="string">
            <text:p text:style-name="P14"><office:annotation office:name="__Annotation__13009_1309051837"><dc:creator>iwabuchi ken</dc:creator><dc:date>2020-05-06T16:08:40.98</dc:date><text:p text:style-name="P55"><text:span text:style-name="T7">割合 </text:span><text:span text:style-name="T7">in </text:span><text:span text:style-name="T7">全体</text:span></text:p></office:annotation>14.49<office:annotation-end office:name="__Annotation__13009_1309051837"/> %</text:p>
            <text:p text:style-name="P14"/>
          </table:table-cell>
          <table:table-cell table:style-name="表3.C2" office:value-type="string">
            <text:p text:style-name="P12"><text:span text:style-name="T6">家庭部門における、温暖化ガスの排出量（CO2換算量、重量ベース、2018年）</text:span><text:span text:style-name="T6"><text:note text:id="ftn2" text:note-class="footnote"><text:note-citation>2</text:note-citation><text:note-body><text:p text:style-name="Footnote">37#23_11.[CO2].ods / sheet : 1 (C:\WORKS_2\WS\WS_Others.JVEMV6\JVEMV6\37_miscs\23_CO2)</text:p></text:note-body></text:note></text:span></text:p>
          </table:table-cell>
        </table:table-row>
        <table:table-row>
          <table:table-cell table:style-name="表3.A2" office:value-type="float" office:value="4">
            <text:p text:style-name="P14">4</text:p>
          </table:table-cell>
          <table:table-cell table:style-name="表3.B2" office:value-type="string">
            <text:p text:style-name="P14"/>
          </table:table-cell>
          <table:table-cell table:style-name="表3.C2" office:value-type="string">
            <text:list xml:id="list5096345028649722548" text:style-name="L9">
              <text:list-item>
                <text:p text:style-name="P21">1<text:span text:style-name="T6">億</text:span>600 <text:span text:style-name="T6">万トン：エネルギー転換部門（m1）からの、２００７年の、排出量（q1）</text:span><text:span text:style-name="T6"><text:note text:id="ftn3" text:note-class="footnote"><text:note-citation>3</text:note-citation><text:note-body><text:p text:style-name="Footnote">37#23_11.[CO2].ods / sheet : 1 (C:\WORKS_2\WS\WS_Others.JVEMV6\JVEMV6\37_miscs\23_CO2) //_20200430_164931</text:p></text:note-body></text:note></text:span></text:p>
              </text:list-item>
              <text:list-item>
                <text:p text:style-name="P34">２００７年の、日本の、京都議定書における目標値からの、超過分：１億1,000万トン（q2）<text:note text:id="ftn4" text:note-class="footnote"><text:note-citation>4</text:note-citation><text:note-body><text:p text:style-name="Footnote"><text:a xlink:type="simple" xlink:href="http://tenbou.nies.go.jp/science/description/detail.php?id=26" text:style-name="Internet_20_link" text:visited-style-name="Visited_20_Internet_20_Link">http://tenbou.nies.go.jp/science/description/detail.php?id=26</text:a> “上回っている”</text:p></text:note-body></text:note>。</text:p>
              </text:list-item>
              <text:list-item>
                <text:p text:style-name="P34"><text:soft-page-break/>m1における、火力発電所が占める割合が、100%とする（θ1）</text:p>
              </text:list-item>
              <text:list-item>
                <text:p text:style-name="P34">θ1=trueとすると、火発からの排出分を、すべて固定できるなら、(θ2）　=&gt;　約96%、超過分（q2）を減らせる。（k1）</text:p>
              </text:list-item>
            </text:list>
          </table:table-cell>
        </table:table-row>
      </table:table>
      <text:p text:style-name="P12"/>
      <text:p text:style-name="P4">[next]</text:p>
      <text:list xml:id="list6225658011620635103" text:style-name="L10">
        <text:list-item>
          <text:p text:style-name="P22">TASK<text:span text:style-name="T6"> : q-3 (cont.)</text:span></text:p>
          <text:list>
            <text:list-item>
              <text:p text:style-name="P22"><text:a xlink:type="simple" xlink:href="http://tenbou.nies.go.jp/science/description/detail.php?id=26" text:style-name="Internet_20_link" text:visited-style-name="Visited_20_Internet_20_Link"><text:span text:style-name="T6">http://tenbou.nies.go.jp/science/description/detail.php?id=26</text:span></text:a></text:p>
              <text:list>
                <text:list-item>
                  <text:p text:style-name="P35">“CO2固定技術には様々な”</text:p>
                </text:list-item>
              </text:list>
            </text:list-item>
          </text:list>
        </text:list-item>
      </text:list>
      <text:p text:style-name="P4">[further]</text:p>
      <text:p text:style-name="P10"><text:line-break/><text:span text:style-name="T5">[/ XXX] 20200430_165235</text:span></text:p>
      <text:p text:style-name="P5"/>
      <text:p text:style-name="P2"/>
      <text:p text:style-name="P5"/>
      <text:p text:style-name="P4"><text:span text:style-name="T2">23_11</text:span>--------------------------------------------------------------------</text:p>
      <text:p text:style-name="P8">res free# JVEMV6 37# 23_12 / 37. miscs / 23. CO2 / 20200506_161318</text:p>
      <text:p text:style-name="P5"/>
      <text:p text:style-name="P4">[do] <text:span text:style-name="T4">#_ </text:span></text:p>
      <text:list xml:id="list8370851230226936921" text:style-name="L11">
        <text:list-item>
          <text:p text:style-name="P23"><text:span text:style-name="T4">#_ </text:span>REVIEW </text:p>
        </text:list-item>
        <text:list-item>
          <text:p text:style-name="P23">TASK-1</text:p>
          <text:list>
            <text:list-item>
              <text:p text:style-name="P23"><text:span text:style-name="T6"># </text:span><text:a xlink:type="simple" xlink:href="http://tenbou.nies.go.jp/science/description/detail.php?id=26" text:style-name="Internet_20_link" text:visited-style-name="Visited_20_Internet_20_Link">http://tenbou.nies.go.jp/science/description/detail.php?id=26</text:a><text:span text:style-name="T6"><text:tab/>:d-1 (M-2)</text:span></text:p>
              <text:list>
                <text:list-item>
                  <text:p text:style-name="P36"><text:soft-page-break/>“CO2固定技術には様々な”</text:p>
                </text:list-item>
                <text:list-item>
                  <text:p text:style-name="P36"><text:span text:style-name="T4">#_ </text:span>#2<text:tab/>“排ガスをCO2を選択的に溶解できる” </text:p>
                </text:list-item>
                <text:list-item>
                  <text:p text:style-name="P36"><text:span text:style-name="T4">#_ </text:span>#3<text:tab/>“（１）～（５）で分離・回収されたCO2は”</text:p>
                </text:list-item>
              </text:list>
            </text:list-item>
          </text:list>
        </text:list-item>
        <text:list-item>
          <text:p text:style-name="P23">TASK-2 : do-2</text:p>
          <text:list>
            <text:list-item>
              <text:p text:style-name="P23">split CO2 ==&gt; search</text:p>
              <text:list>
                <text:list-item>
                  <text:p text:style-name="P23">M-3</text:p>
                </text:list-item>
                <text:list-item>
                  <text:p text:style-name="P23">M-4 </text:p>
                  <text:list>
                    <text:list-item>
                      <text:list>
                        <text:list-item>
                          <text:p text:style-name="P23"><text:a xlink:type="simple" xlink:href="https://www.sciencealert.com/the-first-low-cost-carbon-dioxide-splitter-means-a-brighter-future-for-clean-energy" text:style-name="Internet_20_link" text:visited-style-name="Visited_20_Internet_20_Link">https://www.sciencealert.com/the-first-low-cost-carbon-dioxide-splitter-means-a-brighter-future-for-clean-energy</text:a><text:tab/>:M-4, d-2</text:p>
                        </text:list-item>
                      </text:list>
                    </text:list-item>
                    <text:list-item>
                      <text:p text:style-name="P23">#1<text:tab/>“The solution devised by a team ”</text:p>
                    </text:list-item>
                    <text:list-item>
                      <text:p text:style-name="P23">#2<text:tab/>“That's why scientists have been working”</text:p>
                    </text:list-item>
                  </text:list>
                </text:list-item>
              </text:list>
            </text:list-item>
          </text:list>
        </text:list-item>
      </text:list>
      <text:p text:style-name="P4"/>
      <text:p text:style-name="P4">[next]</text:p>
      <text:list xml:id="list6806983176360425036" text:style-name="L12">
        <text:list-item>
          <text:p text:style-name="P24">TASK : M-4, #2</text:p>
          <text:list>
            <text:list-item>
              <text:p text:style-name="P24"><text:a xlink:type="simple" xlink:href="https://www.sciencealert.com/the-first-low-cost-carbon-dioxide-splitter-means-a-brighter-future-for-clean-energy" text:style-name="Internet_20_link" text:visited-style-name="Visited_20_Internet_20_Link">https://www.sciencealert.com/the-first-low-cost-carbon-dioxide-splitter-means-a-brighter-future-for-clean-energy</text:a></text:p>
              <text:list>
                <text:list-item>
                  <text:p text:style-name="P24">#2<text:tab/>“That's why scientists have been working”</text:p>
                </text:list-item>
              </text:list>
            </text:list-item>
          </text:list>
        </text:list-item>
      </text:list>
      <text:p text:style-name="P4">[further]</text:p>
      <text:list xml:id="list2094341241837617490" text:style-name="L13">
        <text:list-item>
          <text:p text:style-name="P25">CO2 <text:span text:style-name="T6">膜分離　=&gt;　</text:span><office:annotation office:name="__Annotation__13048_1309051837"><dc:creator>iwabuchi ken</dc:creator><dc:date>2020-05-06T18:06:40.03</dc:date><text:p text:style-name="P55"><text:span text:style-name="T7">do-3</text:span></text:p></office:annotation><text:span text:style-name="T6">search</text:span><office:annotation-end office:name="__Annotation__13048_1309051837"/></text:p>
        </text:list-item>
      </text:list>
      <text:p text:style-name="P10"><text:line-break/><text:span text:style-name="T5">[/ XXX] 20200506_180651</text:span></text:p>
      <text:p text:style-name="P11"/>
      <text:p text:style-name="P2"/>
      <text:p text:style-name="P5"><text:soft-page-break/></text:p>
      <text:p text:style-name="P4"><text:span text:style-name="T2">23_12</text:span>--------------------------------------------------------------------</text:p>
      <text:p text:style-name="P8">res free# JVEMV6 37#23_13 / 37. miscs / 23. CO2 / XX</text:p>
      <text:p text:style-name="P5"/>
      <text:p text:style-name="P4">[do] <text:span text:style-name="T4">#_ </text:span></text:p>
      <text:list xml:id="list2855579443521330781" text:style-name="L14">
        <text:list-item>
          <text:p text:style-name="P26">REVIEW </text:p>
        </text:list-item>
        <text:list-item>
          <text:p text:style-name="P26"><text:span text:style-name="T4">#_ </text:span>TASK-1 : M-4, #2</text:p>
          <text:list>
            <text:list-item>
              <text:p text:style-name="P26">#2<text:tab/>“That's why scientists have been working”</text:p>
              <text:list>
                <text:list-item>
                  <text:p text:style-name="P26">Marcel Schreier<text:tab/>:people </text:p>
                </text:list-item>
              </text:list>
            </text:list-item>
          </text:list>
        </text:list-item>
        <text:list-item>
          <text:p text:style-name="P26"><text:span text:style-name="T4">#_ </text:span>TASK-2 : M-5</text:p>
          <text:list>
            <text:list-item>
              <text:p text:style-name="P26"><text:a xlink:type="simple" xlink:href="https://www.nature.com/articles/nenergy201787" text:style-name="Internet_20_link" text:visited-style-name="Visited_20_Internet_20_Link">https://www.nature.com/articles/nenergy201787</text:a></text:p>
              <text:list>
                <text:list-item>
                  <text:p text:style-name="P26">#1<text:tab/>“The activity of this catalyst”</text:p>
                  <text:list>
                    <text:list-item>
                      <text:p text:style-name="P26">bipolar membrane<text:tab/>:w</text:p>
                    </text:list-item>
                  </text:list>
                </text:list-item>
              </text:list>
            </text:list-item>
          </text:list>
        </text:list-item>
      </text:list>
      <text:p text:style-name="P4"/>
      <text:p text:style-name="P4">[next]</text:p>
      <text:list xml:id="list5672020683634549535" text:style-name="L15">
        <text:list-item>
          <text:p text:style-name="P27">TASK-1 : read docs ==&gt; M-6 ~</text:p>
        </text:list-item>
        <text:list-item>
          <text:p text:style-name="P27">TASK-2 : search ==&gt; “CO2 split” (<office:annotation office:name="__Annotation__18747_1668087087"><dc:creator>iwabuchi ken</dc:creator><dc:date>2020-05-09T18:16:24.03</dc:date><text:p text:style-name="P55"><text:span text:style-name="T7">search</text:span></text:p></office:annotation>s<office:annotation-end office:name="__Annotation__18747_1668087087"/>-1)</text:p>
        </text:list-item>
      </text:list>
      <text:p text:style-name="P4">[further]</text:p>
      <text:list xml:id="list6122587818430923041" text:style-name="L16">
        <text:list-item>
          <text:p text:style-name="P42"/>
        </text:list-item>
      </text:list>
      <text:p text:style-name="P10"><text:line-break/><text:span text:style-name="T5">[/ XXX] 20200509_181633</text:span></text:p>
      <text:p text:style-name="P10"/>
      <text:p text:style-name="P2"/>
      <text:p text:style-name="P5"/>
      <text:p text:style-name="P4"><text:soft-page-break/><text:span text:style-name="T2">23_14</text:span>--------------------------------------------------------------------</text:p>
      <text:p text:style-name="P8">res free# JVEMV6 37#23_15 / 37. miscs / 23. CO2 / 20200510_114014</text:p>
      <text:p text:style-name="P3"/>
      <text:p text:style-name="P4">[do] <text:span text:style-name="T4">#_ </text:span></text:p>
      <text:list xml:id="list3563664708779058091" text:style-name="L17">
        <text:list-item>
          <text:p text:style-name="P28">REVIEW </text:p>
        </text:list-item>
        <text:list-item>
          <text:p text:style-name="P28">TASK-1 : M-6</text:p>
          <text:list>
            <text:list-item>
              <text:p text:style-name="P28"><text:a xlink:type="simple" xlink:href="https://phys.org/news/2017-06-low-cost-carbon-dioxide.html" text:style-name="Internet_20_link" text:visited-style-name="Visited_20_Internet_20_Link">https://phys.org/news/2017-06-low-cost-carbon-dioxide.html</text:a><text:tab/>:d-1</text:p>
            </text:list-item>
          </text:list>
        </text:list-item>
      </text:list>
      <text:section text:style-name="Sect1" text:name="セクション1">
        <text:list xml:id="list38770297" text:continue-numbering="true" text:style-name="L17">
          <text:list-item>
            <text:list>
              <text:list-item>
                <text:list>
                  <text:list-item>
                    <text:p text:style-name="P28">Michael Grätzel<text:tab/><text:tab/>:people</text:p>
                  </text:list-item>
                  <text:list-item>
                    <text:p text:style-name="P28">Grätzel cells<text:tab/><text:tab/>:w</text:p>
                  </text:list-item>
                  <text:list-item>
                    <text:p text:style-name="P28">Jingshan Luo<text:tab/>:p</text:p>
                  </text:list-item>
                </text:list>
              </text:list-item>
            </text:list>
          </text:list-item>
        </text:list>
      </text:section>
      <text:list xml:id="list38774669" text:continue-numbering="true" text:style-name="L17">
        <text:list-item>
          <text:list>
            <text:list-item>
              <text:list>
                <text:list-item>
                  <text:p text:style-name="P28">"oxygen evolution" reaction<text:tab/>:w</text:p>
                </text:list-item>
                <text:list-item>
                  <text:p text:style-name="P28">#2<text:tab/>“This is the first time “</text:p>
                </text:list-item>
              </text:list>
            </text:list-item>
          </text:list>
        </text:list-item>
        <text:list-item>
          <text:p text:style-name="P28">TASK-2 : M-9 :d-2</text:p>
          <text:list>
            <text:list-item>
              <text:p text:style-name="P28">#1<text:tab/>“One of the best studied”</text:p>
            </text:list-item>
            <text:list-item>
              <text:p text:style-name="P28">#2<text:tab/>“He put a layer of them”</text:p>
            </text:list-item>
            <text:list-item>
              <text:p text:style-name="P28">#3<text:tab/>“Graetzel’s team sought to”</text:p>
            </text:list-item>
            <text:list-item>
              <text:p text:style-name="P28">#4<text:tab/>“a record 13.4% of the energy”</text:p>
            </text:list-item>
            <text:list-item>
              <text:p text:style-name="P28">#5<text:tab/>“Nate Lewis,”</text:p>
            </text:list-item>
          </text:list>
        </text:list-item>
      </text:list>
      <text:p text:style-name="P4">[next]</text:p>
      <text:list xml:id="list743150076868541254" text:style-name="L18">
        <text:list-item>
          <text:p text:style-name="P29">TASK : M-8</text:p>
          <text:list>
            <text:list-item>
              <text:p text:style-name="P29">==&gt; bookmark : tmp &gt; JVE_37#23_co2 / 20200419_143236 &gt; 20200419_164330</text:p>
            </text:list-item>
          </text:list>
        </text:list-item>
      </text:list>
      <text:p text:style-name="P4">[further]</text:p>
      <text:p text:style-name="P10"><text:line-break/><text:span text:style-name="T5">[/ XXX] 20200510_133707</text:span></text:p>
      <text:p text:style-name="P10"><text:soft-page-break/></text:p>
      <text:p text:style-name="P2"/>
      <text:p text:style-name="P4"><text:span text:style-name="T2">23_15</text:span>--------------------------------------------------------------------</text:p>
      <text:p text:style-name="P8">res free# JVEMV6 37#23_16 / 37. miscs / 23. CO2 / 20200511_172832</text:p>
      <text:p text:style-name="P4"/>
      <text:p text:style-name="P4">[do] <text:span text:style-name="T4">#_ </text:span></text:p>
      <text:list xml:id="list3721407201262784133" text:style-name="L23">
        <text:list-item>
          <text:p text:style-name="P30">REVIEW </text:p>
        </text:list-item>
        <text:list-item>
          <text:p text:style-name="P30">TASK-1 : M-8<text:tab/>:d-1</text:p>
          <text:list>
            <text:list-item>
              <text:p text:style-name="P30">#1<text:tab/>“vacuum ultraviolet light”</text:p>
              <text:list>
                <text:list-item>
                  <text:p text:style-name="P30">VUV<text:tab/>:w</text:p>
                </text:list-item>
              </text:list>
            </text:list-item>
          </text:list>
        </text:list-item>
        <text:list-item>
          <text:p text:style-name="P30">TASK-2 : M-11 :d-2</text:p>
          <text:list>
            <text:list-item>
              <text:p text:style-name="P30">#1<text:tab/>“Whereas on a single atom”</text:p>
            </text:list-item>
            <text:list-item>
              <text:p text:style-name="P30"><text:a xlink:type="simple" xlink:href="https://ja.wikipedia.org/wiki/ニッケル" text:style-name="Internet_20_link" text:visited-style-name="Visited_20_Internet_20_Link">https://ja.wikipedia.org/wiki/ニッケル</text:a></text:p>
            </text:list-item>
            <text:list-item>
              <text:p text:style-name="P30">#2<text:tab/>“In addition to ”</text:p>
            </text:list-item>
            <text:list-item>
              <text:p text:style-name="P30">#3<text:tab/>“To get a closer look”</text:p>
            </text:list-item>
          </text:list>
        </text:list-item>
      </text:list>
      <text:p text:style-name="P4">[next]</text:p>
      <text:list xml:id="list2717808717606749701" text:style-name="L19">
        <text:list-item>
          <text:p text:style-name="P31">TASK : M-11 : #3 “To get a closer look”</text:p>
          <text:list>
            <text:list-item>
              <text:p text:style-name="P31"><text:a xlink:type="simple" xlink:href="https://www.sciencedaily.com/releases/2018/03/180301094857.htm" text:style-name="Internet_20_link" text:visited-style-name="Visited_20_Internet_20_Link">https://www.sciencedaily.com/releases/2018/03/180301094857.htm</text:a></text:p>
              <text:list>
                <text:list-item>
                  <text:p text:style-name="P31">M-11.txt // C:\WORKS_2\WS\WS_Others.JVEMV6\JVEMV6\37_miscs\23_CO2\texts</text:p>
                </text:list-item>
              </text:list>
            </text:list-item>
          </text:list>
        </text:list-item>
      </text:list>
      <text:p text:style-name="P4">[further]</text:p>
      <text:list xml:id="list1152439290544438139" text:style-name="L20">
        <text:list-item>
          <text:p text:style-name="P43"/>
        </text:list-item>
      </text:list>
      <text:p text:style-name="P10"><text:soft-page-break/><text:line-break/><text:span text:style-name="T5">[/ XXX] 20200511_185226</text:span></text:p>
      <text:p text:style-name="P10"/>
      <text:p text:style-name="P2">@@@</text:p>
      <text:p text:style-name="P3"/>
      <text:p text:style-name="P4"><text:span text:style-name="T2">37#23_16</text:span>-----------------------------------------------------------------</text:p>
      <text:p text:style-name="P8">res free# JVEMV6 37#23_X / 37. miscs / 23. CO2 / XXX</text:p>
      <text:p text:style-name="P4"/>
      <text:p text:style-name="P4">[do] <text:span text:style-name="T4">#_ </text:span></text:p>
      <text:list xml:id="list3371427103874436973" text:style-name="L26">
        <text:list-item>
          <text:p text:style-name="P32">REVIEW </text:p>
        </text:list-item>
        <text:list-item>
          <text:p text:style-name="P32">TASK-1</text:p>
        </text:list-item>
        <text:list-item>
          <text:p text:style-name="P32"/>
        </text:list-item>
      </text:list>
      <text:p text:style-name="P4"/>
      <text:p text:style-name="P4">[next]</text:p>
      <text:list xml:id="list2278151622581739699" text:style-name="L24">
        <text:list-item>
          <text:p text:style-name="P46">TASK</text:p>
        </text:list-item>
      </text:list>
      <text:p text:style-name="P4">[further]</text:p>
      <text:list xml:id="list6345878618374230294" text:style-name="L25">
        <text:list-item>
          <text:p text:style-name="P47"/>
        </text:list-item>
      </text:list>
      <text:p text:style-name="P10"><text:line-break/><text:span text:style-name="T5">[/ XXX] </text:span></text:p>
      <text:p text:style-name="P10"/>
      <text:p text:style-name="P5"/>
      <text:p text:style-name="P3"/>
      <text:p text:style-name="P3">----------------------------------------- [TEMPLATE] 20200427_130632</text:p>
      <text:p text:style-name="P4"><text:span text:style-name="T1">23_X</text:span>--------------------------------------------------------------------</text:p>
      <text:p text:style-name="P8"><text:soft-page-break/>res free# JVEMV6 37# 23_X / 37. miscs / 23. CO2 / XXX</text:p>
      <text:p text:style-name="P4"/>
      <text:p text:style-name="P4">[do] <text:span text:style-name="T4">#_ </text:span></text:p>
      <text:list xml:id="list38747289" text:continue-list="list1702285111059766558" text:style-name="L7">
        <text:list-item>
          <text:p text:style-name="P19">REVIEW </text:p>
        </text:list-item>
        <text:list-item>
          <text:p text:style-name="P19">TASK-1</text:p>
        </text:list-item>
        <text:list-item>
          <text:p text:style-name="P19"/>
        </text:list-item>
      </text:list>
      <text:p text:style-name="P4"/>
      <text:p text:style-name="P4">[next]</text:p>
      <text:list xml:id="list6940887005789535874" text:style-name="L21">
        <text:list-item>
          <text:p text:style-name="P44">TASK</text:p>
        </text:list-item>
      </text:list>
      <text:p text:style-name="P4">[further]</text:p>
      <text:list xml:id="list1403833011746997032" text:style-name="L22">
        <text:list-item>
          <text:p text:style-name="P45"/>
        </text:list-item>
      </text:list>
      <text:p text:style-name="P10"><text:line-break/><text:span text:style-name="T5">[/ XXX] </text:span></text:p>
      <text:p text:style-name="P10"/>
      <text:p text:style-name="P6"/>
      <text:p text:style-name="P4">/ <text:span text:style-name="T3">------------------------------------------------ [TEMPLATE] 20200427_130632 /</text:span></text:p>
      <text:p text:style-name="P3">------------------------------------------ DOCS (Materials)</text:p>
      <text:p text:style-name="P3">https://ja.wikipedia.org/wiki/カルビン回路</text:p>
      <text:p text:style-name="P3">https://ja.wikipedia.org/wiki/カルビン回路#カルビン回路の反応</text:p>
      <text:p text:style-name="P3">https://de.wikipedia.org/wiki/Calvin-Zyklus</text:p>
      <text:p text:style-name="P3"/>
      <text:p text:style-name="P3"/>
      <text:p text:style-name="P3">-------------------------------------- TOPICS</text:p>
      <text:p text:style-name="P3"/>
      <text:p text:style-name="P3"/>
      <text:p text:style-name="P3"><text:soft-page-break/>-------------------------------------- SYMBOLS<text:tab/>20200327_163426</text:p>
      <text:p text:style-name="P3">#<text:tab/>complete<text:tab/></text:p>
      <text:p text:style-name="P3">*<text:tab/>started reading</text:p>
      <text:p text:style-name="P3">%<text:tab/>omit</text:p>
      <text:p text:style-name="P3">:w<text:tab/>keywords</text:p>
      <text:p text:style-name="P3">:?<text:tab/>want to know</text:p>
      <text:p text:style-name="P3">:m<text:tab/>memos</text:p>
      <text:p text:style-name="P3">:#1<text:tab/>bookmark</text:p>
      <text:p text:style-name="P3">:ref<text:tab/>refered document</text:p>
      <text:p text:style-name="P3"/>
      <text:p text:style-name="P3"/>
      <text:p text:style-name="P3">------------------------------------------ SEARCHES</text:p>
      <text:p text:style-name="P3">1<text:tab/>https://duckduckgo.com/?ia=web<text:tab/>二酸化炭素 固定化<text:tab/>2020年4月16日7:13:13</text:p>
      <text:p text:style-name="P3">2<text:tab/>https://duckduckgo.com/?ia=web<text:tab/>split CO2<text:tab/>2020年4月19日14:24:57</text:p>
      <text:p text:style-name="P3">3<text:tab/>https://duckduckgo.com/?ia=web<text:tab/>光合成　暗反応<text:tab/>2020年4月20日23:28:17</text:p>
      <text:p text:style-name="P3"><text:tab/>3.1<text:tab/>https://aburano-hanashi.kuni-naka.com/1306</text:p>
      <text:p text:style-name="P3">4<text:tab/>https://duckduckgo.com/?q=mit+split+co2&amp;t=opera&amp;ia=web<text:tab/>2020年4月22日8:39:41</text:p>
      <text:p text:style-name="P3"/>
      <text:p text:style-name="P3">------------------------------------------ [Materials] 20200430_160255</text:p>
      <table:table table:name="表2" table:style-name="表2">
        <table:table-column table:style-name="表2.A"/>
        <table:table-column table:style-name="表2.B"/>
        <table:table-column table:style-name="表2.C"/>
        <table:table-row>
          <table:table-cell table:style-name="表2.A1" office:value-type="string">
            <text:p text:style-name="P13"/>
          </table:table-cell>
          <table:table-cell table:style-name="表2.A1" office:value-type="string">
            <text:p text:style-name="P13"/>
          </table:table-cell>
          <table:table-cell table:style-name="表2.C1" office:value-type="string">
            <text:p text:style-name="P13"/>
          </table:table-cell>
        </table:table-row>
        <table:table-row>
          <table:table-cell table:style-name="表2.A2" office:value-type="string">
            <text:p text:style-name="P13"/>
          </table:table-cell>
          <table:table-cell table:style-name="表2.A2" office:value-type="string">
            <text:p text:style-name="P13"/>
          </table:table-cell>
          <table:table-cell table:style-name="表2.C2" office:value-type="string">
            <text:p text:style-name="P13"/>
          </table:table-cell>
        </table:table-row>
        <table:table-row>
          <table:table-cell table:style-name="表2.A2" office:value-type="string">
            <text:p text:style-name="P13"/>
          </table:table-cell>
          <table:table-cell table:style-name="表2.A2" office:value-type="string">
            <text:p text:style-name="P13"/>
          </table:table-cell>
          <table:table-cell table:style-name="表2.C2" office:value-type="string">
            <text:p text:style-name="P13"/>
          </table:table-cell>
        </table:table-row>
      </table:table>
      <text:p text:style-name="P3"/>
      <text:p text:style-name="P3"/>
      <text:p text:style-name="P3"><text:soft-page-break/>/ ------------------------------------------ [Materials] 20200430_160255 /</text:p>
      <text:p text:style-name="P3">------------------------------------------ CLOSING</text:p>
      <table:table table:name="表1" table:style-name="表1">
        <table:table-column table:style-name="表1.A"/>
        <table:table-row>
          <table:table-cell table:style-name="表1.A1" office:value-type="string">
            <text:p text:style-name="P3">C:\WORKS_2\a.bat &amp;&amp; r oj &amp;&amp; git add -A &amp;&amp; git commit -m ^"(res : JVE_37#23 : CO2) periodical updates^" &amp;&amp; e &amp;&amp; p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  <table:table-row>
          <table:table-cell table:style-name="表1.A2" office:value-type="string">
            <text:p text:style-name="P1">r oj &amp;&amp; e &amp;&amp; p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</table:table>
      <text:p text:style-name="P8"/>
      <text:p text:style-name="P8"/>
      <text:p text:style-name="P9">================ EOF 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メイリオ" svg:font-family="メイリオ" style:font-family-generic="swiss"/>
    <style:font-face style:name="メイリオ1" svg:font-family="メイリオ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メイリオ2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12-31T13:31:39.31</meta:creation-date>
    <dc:date>2020-05-11T18:54:17.17</dc:date>
    <dc:creator>iwabuchi ken</dc:creator>
    <meta:editing-duration>PT9H3M18S</meta:editing-duration>
    <meta:editing-cycles>62</meta:editing-cycles>
    <meta:generator>OpenOffice/4.1.3$Win32 OpenOffice.org_project/413m1$Build-9783</meta:generator>
    <meta:document-statistic meta:table-count="4" meta:image-count="0" meta:object-count="0" meta:page-count="19" meta:paragraph-count="327" meta:word-count="1901" meta:character-count="10644"/>
  </office:meta>
</office:document-meta>
</file>